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Standard">
      <style:paragraph-properties fo:margin-left="0cm" fo:margin-right="0cm" fo:text-align="justify" style:justify-single-word="false" fo:text-indent="1cm" style:auto-text-indent="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cm" fo:margin-right="0cm" fo:text-align="justify" style:justify-single-word="false" fo:text-indent="1cm" style:auto-text-indent="false"/>
      <style:text-properties style:text-underline-style="none" fo:font-weight="normal" style:font-weight-asian="normal" style:font-weight-complex="normal"/>
    </style:style>
    <style:style style:name="P4" style:family="paragraph" style:parent-style-name="Standard">
      <style:paragraph-properties fo:margin-left="0cm" fo:margin-right="0cm" fo:text-align="justify" style:justify-single-word="false" fo:text-indent="0cm" style:auto-text-indent="false"/>
    </style:style>
    <style:style style:name="P5" style:family="paragraph" style:parent-style-name="Standard">
      <style:paragraph-properties fo:text-align="start" style:justify-single-word="false"/>
    </style:style>
    <style:style style:name="P6" style:family="paragraph" style:parent-style-name="Standard" style:list-style-name="L2">
      <style:paragraph-properties fo:margin-left="0cm" fo:margin-right="0cm" fo:text-align="justify" style:justify-single-word="false" fo:text-indent="1cm" style:auto-text-indent="false"/>
    </style:style>
    <style:style style:name="P7" style:family="paragraph" style:parent-style-name="Standard" style:list-style-name="L3">
      <style:paragraph-properties fo:margin-left="0cm" fo:margin-right="0cm" fo:text-align="justify" style:justify-single-word="false" fo:text-indent="1cm" style:auto-text-indent="false"/>
    </style:style>
    <style:style style:name="P8" style:family="paragraph" style:parent-style-name="Standard" style:list-style-name="L4">
      <style:paragraph-properties fo:margin-left="0cm" fo:margin-right="0cm" fo:text-align="justify" style:justify-single-word="false" fo:text-indent="1cm" style:auto-text-indent="false"/>
    </style:style>
    <style:style style:name="P9" style:family="paragraph" style:parent-style-name="Standard" style:list-style-name="L6">
      <style:paragraph-properties fo:margin-left="0cm" fo:margin-right="0cm" fo:text-align="justify" style:justify-single-word="false" fo:text-indent="1cm" style:auto-text-indent="false"/>
    </style:style>
    <style:style style:name="P10" style:family="paragraph" style:parent-style-name="Standard" style:list-style-name="L1">
      <style:paragraph-properties fo:margin-left="0cm" fo:margin-right="0cm" fo:text-align="justify" style:justify-single-word="false" fo:text-indent="1cm" style:auto-text-indent="false"/>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7">
      <style:paragraph-properties fo:margin-left="0cm" fo:margin-right="0cm" fo:text-align="start" style:justify-single-word="false" fo:text-indent="1cm" style:auto-text-indent="false"/>
    </style:style>
    <style:style style:name="P12" style:family="paragraph" style:parent-style-name="Standard" style:list-style-name="L5">
      <style:paragraph-properties fo:margin-left="0cm" fo:margin-right="0cm" fo:text-align="justify" style:justify-single-word="false" fo:text-indent="1cm" style:auto-text-indent="false" fo:break-before="page"/>
      <style:text-properties style:text-underline-style="solid" style:text-underline-width="auto" style:text-underline-color="font-color" fo:font-weight="bold" style:font-weight-asian="bold" style:font-weight-complex="bold"/>
    </style:style>
    <style:style style:name="P13" style:family="paragraph" style:parent-style-name="Standard" style:list-style-name="L8">
      <style:paragraph-properties fo:margin-left="0cm" fo:margin-right="0cm" fo:text-align="justify" style:justify-single-word="false" fo:text-indent="0cm" style:auto-text-indent="false"/>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indent="0cm"/>
    </style:style>
    <style:style style:name="P16"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eeeeee"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Arrow" draw:marker-start-width="0.3cm" draw:marker-start-center="false" draw:marker-end="Arrow" draw:marker-end-width="0.3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Arrow" draw:marker-start-width="0.3cm" draw:marker-start-center="false" draw:marker-end="Arrow" draw:marker-end-width="0.3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82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474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cm" fo:min-width="0.4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101cm" svg:stroke-color="#000000" draw:marker-start="Arrow" draw:marker-start-width="0.45cm" draw:marker-start-center="false" draw:marker-end="Arrow" draw:marker-end-width="0.45cm" draw:marker-end-center="false" draw:fill="solid"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24632805671124131" text:style-name="L1">
        <text:list-item>
          <text:list>
            <text:list-item>
              <text:list>
                <text:list-item>
                  <text:p text:style-name="P10">Du travail sur le terrain</text:p>
                  <text:p text:style-name="P10"/>
                </text:list-item>
              </text:list>
            </text:list-item>
          </text:list>
        </text:list-item>
      </text:list>
      <text:p text:style-name="P5"><text:span text:style-name="T1">Afin de nous rendre compte des relations entre le biotope et la biocénose, nous avons effectué des relevé sur une zone d'étude, const</text:span><text:span text:style-name="T2"> appartient à la commune de Palavas-les-Flôts, et se situe à proximité de la ville : les première habitations sont à une centaine de mètres, et la ville en elle-même à moins de 2 km. Elle mesure environ 34 mètres de long et 1 mètre de large. </text:span><text:span text:style-name="T1"><text:line-break/></text:span></text:p>
      <text:list xml:id="list7364000469557830969" text:style-name="L2">
        <text:list-item>
          <text:list>
            <text:list-item>
              <text:list>
                <text:list-item>
                  <text:p text:style-name="P6">Observations qualitatives</text:p>
                </text:list-item>
              </text:list>
            </text:list-item>
          </text:list>
          <text:p text:style-name="P6"/>
        </text:list-item>
      </text:list>
      <text:p text:style-name="P1"/>
      <text:p text:style-name="P1"/>
      <text:p text:style-name="P1">Certaines plantes poussent à certains endroits tandis d'autres n'y poussent pas. Tout d'abord, les plantes spécifiques de la sansouire (obione, soude et salicorne) ne poussent qu'en bordure d'étang. La largeur de la zone de sansouire est variable et la limite n'est pas nette : on trouve certaines graminées au milieu des soudes et salicornes éloignées du rivages. De plus, la soude peut se trouver assez loin au delà de la limite visible de la sansouire. Cette limite visible se matérialise sur notre zone d'étude par un sentier (où aucune plante ne pousse). Au delà du sentier, on ne trouve ni salicorne ni obione et très peu de soude. En revanche, d'autres plantes sont présentes comme des graminées.</text:p>
      <text:p text:style-name="P1">Les plantes se répartissent différemment dans la sansouire. On parle de différents niveaux de sociabilité. Au cours de nos observations, nous avons relevé que la salicorne formait un peuplement continu, étendu et dense, l'obione un peuplement étendu et lâche, et les plants de soude étaient en groupe d'étendue restreinte voire isolés. Concernant la phénologie, c'est-à-dire l'état périodique d'une plante, nous avons pu constater une évolution au cours du temps. Au mois d'octobre l'obione était en fleur. Puis, au mois de novembre certains plants étaient toujours en fleur, d'autres en défloraison et d'autres végétaient. La même chose a pu être constatée pour les autres plantes.</text:p>
      <text:p text:style-name="P1"/>
      <text:list xml:id="list3834076769099584160" text:style-name="L3">
        <text:list-item>
          <text:list>
            <text:list-item>
              <text:p text:style-name="P7">Observations quantitatives</text:p>
            </text:list-item>
          </text:list>
        </text:list-item>
      </text:list>
      <text:p text:style-name="P1"/>
      <text:p text:style-name="P1">Au sein de la sansouire, on constate aussi des variations de répartitions des plantes. Certaines zones ne contiennent que de la salicorne, tandis que d'autres sont davantage peuplées d'obione ou de soude<text:note text:id="ftn1" text:note-class="footnote"><text:note-citation text:label="*">*</text:note-citation><text:note-body><text:p text:style-name="Footnote">Cf annexe : « courbe de répartition de la flore en fonction de la distance au rivage » <text:s/>Dans ce document sont répertoriées nos mesures de répartition des plantes.</text:p></text:note-body></text:note>. Afin de rendre compte de cela, nous avons découpé notre zone en tronçons de 5 mètres sur un mètre, dans lesquels nous avons rendu compte de la répartition des plantes en pourcentage. Ces mesures sont effectuées seulement au regard et ne sont pas nécessairement très précises. Elles rendent compte davantage d'une évolution globale dans la zone. Avec ces successions de pourcentages on peut effectuer un graphique qui permet de visualiser les résultats. Nous disposons donc de trois graphiques de la sorte. En adoptant une vue globale de ces documents, on constate de les profils globaux des courbes restent identiques. Les faibles variations seraient probablement dues à l'imprécision de nos mesures. La seule variation notable est l'apparition de soude lors du premier relevé à environ (nos mesures étaient alors plus imprécises que les fois suivantes) 17,5 mètres du rivage. Nous n'avons plus revu ce plant de salsola soda les fois suivantes.</text:p>
      <text:p text:style-name="P1">Par la suite nous avons voulu avoir un aperçu des variations de dénivelé de notre zone d'étude, afin éventuellement d'observer des corrélation avec la répartition des plantes. Les variations étant très faibles (moins d'un mètre), il était impossible d'utiliser des données GPS ou l'altimètre dont nous disposions, tous deux précis au mètre près. La première fois que nous nous sommes rendus sur la zone, un d'entre nous a établi un premier profil réalisé « à vue de nez », c'est à dire en observant les variations du terrain sous ses pas. Nous avons obtenu ce graphique :</text:p>
      <text:p text:style-name="P1"><draw:frame draw:style-name="fr1" draw:name="Objet1" text:anchor-type="paragraph" svg:x="0.67cm" svg:y="0.215cm" svg:width="15.66cm" svg:height="2.517cm" draw:z-index="1"><draw:object xlink:href="./Object 1" xlink:type="simple" xlink:show="embed" xlink:actuate="onLoad"/><draw:image xlink:href="./ObjectReplacements/Object 1" xlink:type="simple" xlink:show="embed" xlink:actuate="onLoad"/></draw:frame><text:soft-page-break/>courbe du dénivelé de la zone étudiée</text:p>
      <text:p text:style-name="P1"/>
      <text:p text:style-name="P1"/>
      <text:p text:style-name="P1"/>
      <text:p text:style-name="P1">Cela ne donnait qu'un aperçu très vague. Pour avoir une mesure plus précise, un de nos parents nous a proposé une technique utilisée en maçonnerie :</text:p>
      <text:p text:style-name="P1"/>
      <text:p text:style-name="P1"><draw:g text:anchor-type="paragraph" draw:z-index="0" draw:style-name="gr1"><draw:path draw:style-name="gr2" draw:text-style-name="P14" svg:width="7.642cm" svg:height="1.606cm" svg:x="5.168cm" svg:y="2.053cm" svg:viewBox="0 0 7643 1607" svg:d="M1462 1497c-277 6-978 110-1062 0-84-109-524-81-366-197 164-121 393-86 607-111 211-25 424-25 626-98 187-68 372-158 606-136 220 22 432-26 646-49 240-24 421-137 626-209 211-74 386-184 607-246 207-57 420-122 646-135 203-11 401-16 606-12 222 4 442 4 666-24 219-29 447 20 665-62 192-72 421-103 606-184 234-103 411 57 587 122 203 76 69 246 98 369 30 127-32 248-78 369-50 131-102 264-215 381l-40 123v123l20 86z"><text:p/></draw:path><draw:rect draw:style-name="gr3" draw:text-style-name="P14" svg:width="7.735cm" svg:height="0.742cm" svg:x="5.062cm" svg:y="2.983cm"><text:p/></draw:rect><draw:rect draw:style-name="gr2" draw:text-style-name="P14" svg:width="0.793cm" svg:height="1.144cm" svg:x="12.005cm" svg:y="2.281cm"><text:p/></draw:rect><draw:path draw:style-name="gr4" draw:text-style-name="P14" svg:width="5.253cm" svg:height="1.953cm" svg:x="5.824cm" svg:y="0.314cm" svg:viewBox="0 0 5254 1954" svg:d="M4 558c0 134 19 269 0 401-20 140 42 246 70 376 30 134 75 272 188 364 108 87 191 251 353 243 121-6 242 0 364 0 125 0 250 0 376 0 136 0 274 8 411 0 123-7 241 16 364 12 122-3 245-8 364-36 126-30 246-81 376-98 125-15 254 17 376-12 136-32 229-178 376-194 120-13 242-29 364-36 127-8 259-20 376-73 125-57 254-90 387-122 156-36 251-193 364-303 101-97 121-253 130-388 9-137-1-276 0-413v-121l11-122v-36"><text:p/></draw:path><draw:path draw:style-name="gr4" draw:text-style-name="P14" svg:width="5.483cm" svg:height="2.099cm" svg:x="5.731cm" svg:y="0.284cm" svg:viewBox="0 0 5484 2100" svg:d="M3 636c0 133 19 330 0 462-21 141 82 305 111 434 31 134 128 222 242 313 107 87 191 251 352 243 121-6 243 0 364 0 126 0 251 0 376 0 137 0 275 8 411 0 123-7 241 16 365 12 122-3 244-8 364-36 126-30 246-81 376-97 125-16 253 17 375-12 136-33 230-179 376-195 121-12 242-29 364-36 128-8 260-20 376-73 125-57 255-90 388-121 156-37 250-194 364-304 100-97 212-281 221-417 10-137 0-260 28-375v-174-115l28-145"><text:p/></draw:path><draw:path draw:style-name="gr4" draw:text-style-name="P14" svg:width="0.111cm" svg:height="0.063cm" svg:x="5.734cm" svg:y="1.093cm" svg:viewBox="0 0 112 64" svg:d="M112 0c-56 145-112 0-112 0"><text:p/></draw:path><draw:path draw:style-name="gr4" draw:text-style-name="P14" svg:width="0.111cm" svg:height="0.063cm" svg:x="11.047cm" svg:y="1.093cm" svg:viewBox="0 0 112 64" svg:d="M112 0c-56 145-112 0-112 0"><text:p/></draw:path><draw:line draw:style-name="gr5" draw:text-style-name="P14" svg:x1="5.622cm" svg:y1="1.093cm" svg:x2="5.65cm" svg:y2="2.972cm"><text:p/></draw:line><draw:line draw:style-name="gr6" draw:text-style-name="P14" svg:x1="11.215cm" svg:y1="1.093cm" svg:x2="11.215cm" svg:y2="2.307cm"><text:p/></draw:line><draw:line draw:style-name="gr4" draw:text-style-name="P14" svg:x1="8.139cm" svg:y1="2.307cm" svg:x2="8.307cm" svg:y2="1.931cm"><text:p/></draw:line><draw:frame draw:style-name="gr7" draw:text-style-name="P16" svg:width="1.329cm" svg:height="0.821cm" svg:x="8.11cm" svg:y="1.233cm"><draw:text-box><text:p text:style-name="P15"><text:span text:style-name="T3">eau</text:span></text:p></draw:text-box></draw:frame><draw:frame draw:style-name="gr8" draw:text-style-name="P17" svg:width="0.976cm" svg:height="0.74cm" svg:x="4.849cm" svg:y="1.764cm"><draw:text-box><text:p text:style-name="P15"><text:span text:style-name="T4">h1</text:span></text:p></draw:text-box></draw:frame><draw:frame draw:style-name="gr9" draw:text-style-name="P18" svg:width="0.976cm" svg:height="0.761cm" svg:x="11.497cm" svg:y="1.588cm"><draw:text-box><text:p text:style-name="P15"><text:span text:style-name="T5">h2</text:span></text:p></draw:text-box></draw:frame><draw:custom-shape draw:style-name="gr10" draw:text-style-name="P14" svg:width="0.392cm" svg:height="0.406cm" svg:x="5.454cm" svg:y="2.798cm"><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draw:style-name="gr10" draw:text-style-name="P14" svg:width="0.394cm" svg:height="0.406cm" svg:x="11.019cm" svg:y="2.133cm"><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line draw:style-name="gr11" draw:text-style-name="P14" svg:x1="5.65cm" svg:y1="3.001cm" svg:x2="11.243cm" svg:y2="2.972cm"><text:p/></draw:line><draw:frame draw:style-name="gr8" draw:text-style-name="P17" svg:width="0.976cm" svg:height="0.74cm" svg:x="8.028cm" svg:y="3.175cm"><draw:text-box><text:p text:style-name="P15"><text:span text:style-name="T4">L1</text:span></text:p></draw:text-box></draw:frame></draw:g></text:p>
      <text:p text:style-name="P1"/>
      <text:p text:style-name="P1"/>
      <text:p text:style-name="P1"/>
      <text:p text:style-name="P1"/>
      <text:p text:style-name="P1"/>
      <text:p text:style-name="P1"/>
      <text:p text:style-name="P1"/>
      <text:p text:style-name="P1"/>
      <text:p text:style-name="P1">Ainsi avec un système simple, basé sur une propriété physique des liquides, nous avons pu établir le dénivelé de la zone au centimètre près, avec seulement l'usage d'un tuyau et d'un mètre. </text:p>
      <text:p text:style-name="P1"/>
      <text:p text:style-name="P1"/>
      <text:list xml:id="list608166629954097150" text:style-name="L4">
        <text:list-item>
          <text:list>
            <text:list-item>
              <text:p text:style-name="P8">Déductions</text:p>
              <text:p text:style-name="P8">/fait par Achille</text:p>
            </text:list-item>
          </text:list>
        </text:list-item>
      </text:list>
      <text:p text:style-name="P1"/>
      <text:p text:style-name="P1">Il existe donc bien des différences d'adaptation au biotope de la part plantes. </text:p>
      <text:p text:style-name="P1"/>
      <text:p text:style-name="P1">Nous avons pu remarqué que les plantes n'évoluent pas très vites dans cet écosystème. Ce sont des plantes annuelles, elle une observations d'une année entière aurait été préférable. En effet, les comparaisons chronologiques ne nous ont pas paru suffisantes. Pour y palier nous avons opté pour des comparaisons géographiques. Cela signifie que nous n'allons pas étudier les variations du biotope en fonction du temps comme cela était prévu à la base, mais en fonction de l'endroit. </text:p>
      <text:list xml:id="list9020514915509016102" text:style-name="L5">
        <text:list-item>
          <text:list>
            <text:list-item>
              <text:list>
                <text:list-item>
                  <text:p text:style-name="P12">De la rencontre à la maison de la nature</text:p>
                </text:list-item>
              </text:list>
            </text:list-item>
          </text:list>
        </text:list-item>
      </text:list>
      <text:p text:style-name="P2"/>
      <text:p text:style-name="P3">La maison de la nature de Lattes est un site ouvert au public chargé de la protection d'une partie de l'étang du Méjean. Le périmètre de parc naturel comprend une mosaïque très variée de paysage, dont la sansouïre. Ainsi, nous nous sommes rendu une première fois dans la zone protégée afin d'observer la sansouïre et l'influence de l'homme sur la biodiversité. Seulement, nous n'avons pas pu effectuer des observations correctement car on ne peut pas quitter les sentiers. C'est en effet une zone protégée. Nous avons donc décidé de rencontrer le personnel de la maison de la nature afin d'avoir de plus amples informations sur la protection de l'homme et son influence. Nous avons aussi appris beaucoup d'autres choses sur la sansouire.</text:p>
      <text:p text:style-name="P3"/>
      <text:list xml:id="list1377295579579303498" text:style-name="L6">
        <text:list-item>
          <text:p text:style-name="P9">La protection d'une zone</text:p>
        </text:list-item>
      </text:list>
      <text:p text:style-name="P1"/>
      <text:p text:style-name="P1">Nous avons rencontré Nathalie, qui a pu nous renseigner sur l'historique du projet de la maison de la nature, ses objectifs et son évolution. Dans les années 80 un grand projet d'urbanisation fut entamé pour l'actuelle zone de protection de la maison de la nature. Cependant le maire de l'époque refusa le projet et prit le parti de faire de cette zone un espace protégé. Il fit appel au conservatoire du littoral pour qu'il puisse racheter ces terrain. (cf au doc annexe)</text:p>
      <text:p text:style-name="P1">Les objectifs du conservatoire du littoral sont de préserver la biodiversité (objectif prédominant sur les autres), préserver les traditions et prévoir une ouverture au public. Il vise aussi à anticiper le changement climatique, mais cela dépend de l'exposition de la zone. Afin de préserver la biodiversité, la maison de la nature a plusieurs modes d'action : elle dispose d'un réseau de canaux (les roubines) qui permettent d'alimenter la réserve en eau douce. Ils sont remplis par l'eau de pluie ou l'apport du lez. En effet la réserve a aussi un accès direct à l'eau du lez, qu'elle peut amener et réguler par le biais de vannes : les martellières. Lorsque les martellières en amont sont fermées, l'eau n'arrive que par la pluie et la zone a plutôt tendance à s'assécher et la nappe d'eau salée à remonter. Et lorsqu'elles sont ouvertes, l'eau du lez entre et humidifie la zone en faisant baisser la salinité globale. Le flux sortant est aussi régulé avec les martellières en aval. Si elles sont fermées l'eau est retenue dans la zone qui devient donc plus humide ce qui entraîne une descente en profondeur dans le sol de la nappe d'eau salée. En revanche, lorsqu'elles sont ouvertes, l'eau s'écoule jusqu'à l'étang puis la mer. La zone devient plus sèche et la nappe d'eau salée remonte dans le sol, qui devient plus salé. Le réseau est très dense et complexe afin de laisser aucune zone totalement s'assécher ou s'humidifier (cf annexe).</text:p>
      <text:p text:style-name="P1">L'eau est donc régulée de sorte à ce que le niveau de l'eau soit constant d'une année sur l'autre, et qu'il permette à la faune de s'installer et de nicher. Sur le site sont présentes environ 170 d'espèces oiseaux ainsi que de nombreuses espèces de couleuvres et de petits mammifères (nous avons relevé des traces de marcassins lors de nos relevés). Les oiseaux, selon les espèces, ont besoin d'un niveau d'eau précis : l'eau ne doit pas être trop profonde pour qu'ils puissent pêcher mais qu'il y doit y en avoir assez pour les poissons. Il en va de même pour chaque espèce. Le personnel de la maison de la nature doit donc avoir une connaissance fine des espèces présentes sur le site, pour connaître toutes les interaction au sein du réseau trophique et ne pas mettre en danger la survivance des espèces. </text:p>
      <text:p text:style-name="P1">Le niveau en eau est aussi régulé afin de satisfaire les autres acteurs intervenant sur le site : les promeneurs qui souhaitent que les sentiers soient praticables, les chasseurs qui souhaitent avoir des animaux à chasser, les pêcheurs traditionnels qui souhaitent pouvoir pratiquer la pêche. C'est un compromis à trouver où la biodiversité reste prioritaire. </text:p>
      <text:p text:style-name="P1">De plus, la maison de la nature est aussi responsable des espèces envahissantes. Par exemple, à la maison de la nature, ils ont été confronté au problème de la jussie (Ludwigia peploides). C'est une plante envahissante et problématique pour la vie aquatique car elle empêche la lumière de passer. Elle représente une menace pour la biodiversité. Lorsque sa prolifération est devenue abondante dans certains plans d'eau de la réserve, la maison de la nature a opté pour l'assèchement progressif pendant plusieurs années. Ils ont périodiquement modifié l'équilibre naturel pour que <text:soft-page-break/>celui-ci puisse reprendre ses droits. Ainsi, on peut voir que l'homme a une grande influence sur les milieux, même s'il cherche à les protéger. </text:p>
      <text:p text:style-name="P1"/>
      <text:list xml:id="list5979368616381109363" text:style-name="L7">
        <text:list-item>
          <text:list>
            <text:list-item>
              <text:p text:style-name="P11">L’influence </text:p>
            </text:list-item>
          </text:list>
        </text:list-item>
      </text:list>
      <text:p text:style-name="P1"/>
      <text:p text:style-name="P1">Cependant, l'homme n'a pas toujours l'intention de préserver la nature et sa biodiversité. D'autres intérêts peuvent le pousser à au contraire, la réduire sensiblement. En effet, comme nous l'avons mentionné, à l'origine le site naturel du Méjean devait être dédié à la construction immobilière. Jusqu'alors, la zone n'avait pas réellement été mise en valeur. En réalité, elle accueillait la station d'épuration de l'agglomération de Montpellier. Les eaux usées circulaient dans des bassins reculés et fermés au public, pour être relâchées dans le Lez et donc dans les étangs<text:note text:id="ftn2" text:note-class="footnote"><text:note-citation>1</text:note-citation><text:note-body><text:p text:style-name="Footnote">Ifremer, 2008. Réseau de Suivi Lagunaire du Languedoc-Roussillon : Bilan des résultats 2007. Rapport RSL-08/2008, 363 p. </text:p></text:note-body></text:note>. Cette station, malgré l'épuration à environ 70% de l'eau, représentait tout de même un apport colossal en terme de flux chargé de phosphore et d'azote. Cela a entraîné pendant de nombreuses années un eutrophisation de l'eau, c'est-à-dire une diminution de l'oxygénation. Or, la plupart de la microfaune aquatique ne peut s'en passer, et par le biais de la chaîne alimentaire, cette disparition entraîne une lente disparition de la vie au sein de l'étang. </text:p>
      <text:p text:style-name="P1">Lors de nos relevés, nous avons prélevé une eau qui comportait de l'aluminium ou du zinc, et du sulfate, éléments anormalement présent dans une eau d'étang... Leur présence peut s'expliquer par les rejets de la station d'épuration. Cependant, avec la protection de la zone, la station a été déplacée, et la zone de rejet repoussée à 11 km au large de Palavas.</text:p>
      <text:p text:style-name="P1">L'urbanisation entraîne une diminution des espaces naturels.</text:p>
      <text:p text:style-name="P1"/>
      <text:p text:style-name="P1"/>
      <text:p text:style-name="P1"/>
      <text:p text:style-name="P4">pourra t on mettre une fin à cette dégradation</text:p>
      <text:p text:style-name="P4">eutrophisation</text:p>
      <text:p text:style-name="P4">restauration naturelle</text:p>
      <text:p text:style-name="P4">homogénéité de la salinité</text:p>
      <text:p text:style-name="P4">sauf en présence d'exutoire</text:p>
      <text:p text:style-name="P4">porte anti sel</text:p>
      <text:p text:style-name="P4">salinité min : 6,2</text:p>
      <text:p text:style-name="P4"><text:tab/>max : 49</text:p>
      <text:p text:style-name="P4">(sur toutes les stations)</text:p>
      <text:p text:style-name="P4">t(eau) : max 27 °C !</text:p>
      <text:p text:style-name="P4">suivi annuel dans le cadre du plan de gestion</text:p>
      <text:p text:style-name="P4">t moy 16 °c</text:p>
      <text:p text:style-name="P4">max 25</text:p>
      <text:p text:style-name="P4">min4</text:p>
      <text:p text:style-name="P4">sal moy 27</text:p>
      <text:p text:style-name="P4">min : 18</text:p>
      <text:p text:style-name="P4">(contact indirect à la mer)</text:p>
      <text:p text:style-name="P4">aug en été et dim en hivers de la salinité</text:p>
      <text:p text:style-name="P4">l'oxygène dissous 6,5 en moyenne</text:p>
      <text:p text:style-name="P4">min : 0,2 g/l !! (en dessous de 4 ça devient incompatible avec vie aquatique)</text:p>
      <text:p text:style-name="P4">sal haute</text:p>
      <text:p text:style-name="P4">sit de crise pour la faune</text:p>
      <text:p text:style-name="P4">=&gt; faible profondeur de l'étang</text:p>
      <text:p text:style-name="P4"/>
      <text:list xml:id="list6698515088056061688" text:style-name="L8">
        <text:list-item>
          <text:list>
            <text:list-item>
              <text:list>
                <text:list-header>
                  <text:p text:style-name="P13"/>
                </text:list-header>
              </text:list>
            </text:list-item>
          </text:list>
        </text:list-item>
      </text:list>
      <text:p text:style-name="P1">3. L'équilibre entre les milieux</text:p>
      <text:p text:style-name="P1"><text:soft-page-break/></text:p>
      <text:p text:style-name="P4"/>
      <text:p text:style-name="P1">Cette zone humide présente une grande variété de paysages. C'est en fait lié à la richesse de biotope que l'on peut trouver. A certains endroits les remontés de la nappe phréatique souterraine influence grandement la salinité du sol. Cela va empêcher certaines plantes de pousser car le sel est un poison pour la plupart des plantes. Dans ces endroits-là, seules les plantes halophiles (qui aiment le sel) ou halophytes (qui ont besoin du sel) réussissent à pousser. Elles ont développé des mécanismes de résistance que les autres plantes n'ont pas qui leur permettent de coloniser ce milieu. Parmi ces mécanismes, on retrouve l'aspect de plante grasse qu'ont ces plantes, qui leur permet de stocker beaucoup d'eau et d'avoir peu de pertes, pour que la concentration en sel ne soit pas trop forte et ne tue pas la plante. De plus elles sont capables de stocker le sel dans les parties les plus basses et les plus vieilles de la plante, qui sont les moins utiles et les plus propices à mourir. Ces mécanismes témoignent d'une réelle adaptation à long terme de la plante.</text:p>
      <text:p text:style-name="P1">Cependant, ces mécanismes les rendent particulièrement résistantes : lors des tests de survie des plantes, elles ont toutes survécu aux différents milieux imposés. </text:p>
      <text:p text:style-name="P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ène Godard-Cadillac</meta:initial-creator>
    <meta:creation-date>2018-01-14T19:35:48.04</meta:creation-date>
    <dc:date>2018-01-24T21:32:50.16</dc:date>
    <dc:creator>Silène Godard-Cadillac</dc:creator>
    <meta:editing-duration>P2DT21H12M14S</meta:editing-duration>
    <meta:editing-cycles>23</meta:editing-cycles>
    <meta:generator>OpenOffice/4.1.3$Win32 OpenOffice.org_project/413m1$Build-9783</meta:generator>
    <meta:document-statistic meta:table-count="0" meta:image-count="0" meta:object-count="1" meta:page-count="5" meta:paragraph-count="55" meta:word-count="2118" meta:character-count="127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xmlns:loext="urn:org:documentfoundation:names:experimental:office:xmlns:loext:1.0" chart:display-label="true" chart:logarithmic="false" chart:maximum="40"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4" style:family="chart" style:data-style-name="N0">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0000" draw:fill="none" draw:fill-color="#000000" draw:fill-hatch-name="Black_5f_5f_5f_20_5f_5f_5f_0_5f_5f_5f_20_5f_5f_5f_Degrees"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000000" draw:fill="none" draw:fill-color="#000000" draw:fill-hatch-name="Black_20_90_20_Degrees" dr3d:edge-rounding="5%"/>
      <style:text-properties fo:font-size="10pt" style:font-size-asian="10pt" style:font-size-complex="10pt"/>
    </style:style>
    <style:style style:name="ch8" style:family="chart">
      <style:graphic-properties draw:stroke="solid" svg:stroke-width="0.05cm" svg:stroke-color="#b3b3b3" draw:fill="none" draw:fill-color="#e6e6e6"/>
    </style:style>
    <style:style style:name="ch9" style:family="chart">
      <style:graphic-properties svg:stroke-color="#b3b3b3" draw:fill-color="#cccccc"/>
    </style:style>
  </office:automatic-styles>
  <office:body>
    <office:chart>
      <chart:chart svg:width="15.659cm" svg:height="2.516cm" xlink:href="." xlink:type="simple" chart:class="chart:scatter" chart:style-name="ch1">
        <chart:plot-area chart:style-name="ch2" chart:data-source-has-labels="both" svg:x="-0.13cm" svg:y="0.118cm" svg:width="15.433cm" svg:height="2.453cm">
          <chartooo:coordinate-region svg:x="0.491cm" svg:y="0.33cm" svg:width="14.625cm" svg:height="1.568cm"/>
          <chart:axis chart:dimension="x" chart:name="primary-x" chart:style-name="ch3" chartooo:axis-type="auto">
            <chart:categories table:cell-range-address="local-table.$A$2:.$A$7"/>
          </chart:axis>
          <chart:axis chart:dimension="y" chart:name="primary-y" chart:style-name="ch4">
            <chart:grid chart:style-name="ch5" chart:class="major"/>
          </chart:axis>
          <chart:axis chart:dimension="y" chart:name="secondary-y" chart:style-name="ch4"/>
          <chart:series chart:attached-axis="primary-y" chart:style-name="ch6" chart:values-cell-range-address="local-table.$C$2:.$C$7" chart:label-cell-address="local-table.$C$1" chart:class="chart:scatter">
            <chart:domain table:cell-range-address="local-table.$B$2:.$B$7"/>
            <chart:data-point chart:repeated="6"/>
          </chart:series>
          <chart:series chart:attached-axis="secondary-y" chart:style-name="ch7" chart:values-cell-range-address="local-table.$D$2:.$D$7" chart:label-cell-address="local-table.$D$1" chart:class="chart:scatter">
            <chart:data-point chart:repeated="6"/>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ltitude min (cm)</text:p>
              </table:table-cell>
              <table:table-cell office:value-type="string">
                <text:p>altitude max (cm)</text:p>
              </table:table-cell>
            </table:table-row>
          </table:table-header-rows>
          <table:table-rows>
            <table:table-row>
              <table:table-cell office:value-type="float" office:value="0">
                <text:p/>
              </table:table-cell>
              <table:table-cell office:value-type="float" office:value="0">
                <text:p>0</text:p>
              </table:table-cell>
              <table:table-cell office:value-type="float" office:value="20">
                <text:p>20</text:p>
              </table:table-cell>
              <table:table-cell office:value-type="float" office:value="20">
                <text:p>20</text:p>
              </table:table-cell>
            </table:table-row>
            <table:table-row>
              <table:table-cell office:value-type="float" office:value="5">
                <text:p>10</text:p>
              </table:table-cell>
              <table:table-cell office:value-type="float" office:value="5">
                <text:p>5</text:p>
              </table:table-cell>
              <table:table-cell office:value-type="float" office:value="30">
                <text:p>30</text:p>
              </table:table-cell>
              <table:table-cell office:value-type="float" office:value="35">
                <text:p>35</text:p>
              </table:table-cell>
            </table:table-row>
            <table:table-row>
              <table:table-cell office:value-type="float" office:value="15">
                <text:p>20</text:p>
              </table:table-cell>
              <table:table-cell office:value-type="float" office:value="15">
                <text:p>15</text:p>
              </table:table-cell>
              <table:table-cell office:value-type="float" office:value="25">
                <text:p>25</text:p>
              </table:table-cell>
              <table:table-cell office:value-type="float" office:value="25">
                <text:p>25</text:p>
              </table:table-cell>
            </table:table-row>
            <table:table-row>
              <table:table-cell office:value-type="float" office:value="20">
                <text:p>20</text:p>
              </table:table-cell>
              <table:table-cell office:value-type="float" office:value="20">
                <text:p>20</text:p>
              </table:table-cell>
              <table:table-cell office:value-type="float" office:value="40">
                <text:p>40</text:p>
              </table:table-cell>
              <table:table-cell office:value-type="float" office:value="40">
                <text:p>40</text:p>
              </table:table-cell>
            </table:table-row>
            <table:table-row>
              <table:table-cell office:value-type="float" office:value="25">
                <text:p>30</text:p>
              </table:table-cell>
              <table:table-cell office:value-type="float" office:value="25">
                <text:p>25</text:p>
              </table:table-cell>
              <table:table-cell office:value-type="float" office:value="35">
                <text:p>35</text:p>
              </table:table-cell>
              <table:table-cell office:value-type="float" office:value="30">
                <text:p>30</text:p>
              </table:table-cell>
            </table:table-row>
            <table:table-row>
              <table:table-cell office:value-type="float" office:value="40">
                <text:p>40</text:p>
              </table:table-cell>
              <table:table-cell office:value-type="float" office:value="40">
                <text:p>40</text:p>
              </table:table-cell>
              <table:table-cell office:value-type="float" office:value="50">
                <text:p>50</text:p>
              </table:table-cell>
              <table:table-cell office:value-type="float" office:value="55">
                <text:p>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Black_20_90_20_Degrees" draw:display-name="Black 90 Degrees" draw:style="single" draw:color="#000000" draw:distance="0.102cm" draw:rotation="900"/>
    <draw:hatch draw:name="Black_5f_5f_5f_20_5f_5f_5f_0_5f_5f_5f_20_5f_5f_5f_Degrees" draw:display-name="Black_5f_20_5f_0_5f_20_5f_Degrees" draw:style="single" draw:color="#000000" draw:distance="0cm" draw:rotation="0"/>
    <draw:stroke-dash draw:name="Dashed_20__28_var_29__20_1" draw:display-name="Dashed (var) 1" draw:style="rect" draw:dots1="1" draw:dots1-length="0.02cm" draw:dots2="1" draw:dots2-length="0.02cm" draw:distance="0.02cm"/>
  </office:styles>
</office:document-styles>
</file>